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11.18cm" fo:min-width="8.39cm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color="#000000" draw:fill="none" draw:fill-color="#ffffff" fo:min-height="1.775cm"/>
    </style:style>
    <style:style style:name="gr3" style:family="graphic" style:parent-style-name="standard">
      <style:graphic-properties draw:textarea-horizontal-align="justify" draw:textarea-vertical-align="middle" draw:auto-grow-height="false" fo:min-height="6.989cm" fo:min-width="4.961cm"/>
    </style:style>
    <style:style style:name="gr4" style:family="graphic" style:parent-style-name="standard">
      <style:graphic-properties draw:stroke="none" svg:stroke-color="#000000" draw:fill="none" draw:fill-color="#ffffff" fo:min-height="1.576cm"/>
    </style:style>
    <style:style style:name="gr5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Source Sans Pro"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40pt" style:font-size-asian="40pt" style:font-size-complex="40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style:font-name="Source Sans Pro" fo:font-size="40pt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1.43cm" svg:x="10.298cm" svg:y="6.0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477cm" svg:height="2.025cm" svg:x="12.049cm" svg:y="6.461cm">
          <draw:text-box>
            <text:p><text:span text:style-name="T1">Product</text:span></text:p>
          </draw:text-box>
        </draw:frame>
        <draw:custom-shape draw:style-name="gr3" draw:text-style-name="P3" draw:layer="layout" svg:width="5.461cm" svg:height="7.239cm" svg:x="11.922cm" svg:y="9.63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683cm" svg:height="1.826cm" svg:x="12.938cm" svg:y="9.89cm">
          <draw:text-box>
            <text:p><text:span text:style-name="T2">SKU</text:span></text:p>
          </draw:text-box>
        </draw:frame>
        <draw:frame draw:style-name="gr5" draw:text-style-name="P5" draw:layer="layout" svg:width="5.207cm" svg:height="1.397cm" draw:transform="rotate (0.937939940021753) translate (14.193cm 15.541cm)">
          <draw:text-box>
            <text:p><text:span text:style-name="T3">Inventory</text:span></text:p>
          </draw:text-box>
        </draw:frame>
        <draw:frame draw:style-name="gr5" draw:text-style-name="P6" draw:layer="layout" svg:width="4.064cm" svg:height="1.397cm" draw:transform="rotate (-0.401076662108297) translate (12.209cm 14.458cm)">
          <draw:text-box>
            <text:p><text:span text:style-name="T4">Pric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14:50:14.690170641</meta:creation-date>
    <dc:date>2018-05-11T15:22:42.909896238</dc:date>
    <meta:editing-duration>PT7M26S</meta:editing-duration>
    <meta:editing-cycles>2</meta:editing-cycles>
    <meta:generator>LibreOffice/6.0.3.2$Linux_X86_64 LibreOffice_project/00m0$Build-2</meta:generator>
    <meta:document-statistic meta:object-count="6"/>
  </office:meta>
</office:document-meta>
</file>